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08" svg:stroke-width="0.019cm" svg:stroke-color="#d684bf" draw:marker-start="" draw:marker-start-width="0.192cm" draw:marker-start-center="false" draw:marker-end="" draw:marker-end-width="0.192cm" draw:marker-end-center="false" draw:fill="solid" draw:fill-color="#0000ff" draw:opacity="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09" svg:stroke-width="0.019cm" svg:stroke-color="#93117d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10" svg:stroke-width="0.019cm" svg:stroke-color="#93117d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11" svg:stroke-width="0.019cm" svg:stroke-color="#93117d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12" svg:stroke-width="0.019cm" svg:stroke-color="#93117d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00ff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618cm" svg:height="2.02cm" draw:transform="rotate (0.436332312998582) translate (10.2826339456956cm 14.7344295136056cm)" svg:viewBox="0 0 1619 2021" draw:points="0,0 1619,0 809,2021">
            <text:p/>
          </draw:polygon>
          <draw:line draw:style-name="gr2" draw:text-style-name="P2" draw:layer="layout" svg:x1="10.724cm" svg:y1="14.793cm" svg:x2="10.855cm" svg:y2="14.807cm">
            <text:p/>
          </draw:line>
          <draw:line draw:style-name="gr3" draw:text-style-name="P2" draw:layer="layout" svg:x1="11.511cm" svg:y1="14.418cm" svg:x2="11.438cm" svg:y2="14.527cm">
            <text:p/>
          </draw:line>
          <draw:ellipse draw:style-name="gr4" draw:text-style-name="P3" draw:layer="layout" svg:width="1.004cm" svg:height="1.006cm" svg:x="9.792cm" svg:y="14.241cm" draw:kind="arc" draw:start-angle="316.87" draw:end-angle="24.51">
            <text:p/>
          </draw:ellipse>
          <draw:ellipse draw:style-name="gr5" draw:text-style-name="P3" draw:layer="layout" svg:width="1.036cm" svg:height="1.052cm" svg:x="11.233cm" svg:y="13.509cm" draw:kind="arc" draw:start-angle="205.28" draw:end-angle="272.98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33:01.950130630</meta:creation-date>
    <dc:date>2018-02-26T13:33:18.107170768</dc:date>
    <meta:editing-duration>PT16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